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gg sans" svg:font-family="'gg sans', 'Noto Sans', 'Helvetica Neue', Helvetica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style:font-name="inherit" fo:font-size="12pt"/>
    </style:style>
    <style:style style:name="P2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  <style:text-properties style:font-name="inherit" fo:font-size="12pt"/>
    </style:style>
    <style:style style:name="P3" style:family="paragraph" style:parent-style-name="Heading_20_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style:font-name="inherit" fo:font-size="12pt" fo:letter-spacing="normal" fo:font-style="normal" fo:font-weight="bold"/>
    </style:style>
    <style:style style:name="P4" style:family="paragraph" style:parent-style-name="Heading_20_2">
      <style:text-properties fo:font-variant="normal" fo:text-transform="none" style:font-name="inherit" fo:font-size="15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Pour ceux et celles qui ont demandé les étapes de ce matin</text:h>
      <text:h text:style-name="P3" text:outline-level="3">First time git setup</text:h>
      <text:list xml:id="list437068975644940079" text:style-name="L1">
        <text:list-item>
          <text:p text:style-name="P1">Create a git repository on github</text:p>
        </text:list-item>
        <text:list-item>
          <text:p text:style-name="P1">Create the repository on local machine</text:p>
        </text:list-item>
        <text:list-item>
          <text:p text:style-name="P1">echo "# dafs11 demo" &gt;&gt; README.md</text:p>
        </text:list-item>
        <text:list-item>
          <text:p text:style-name="P1">git init (initialize the git repository on local machine in the reight directory)</text:p>
        </text:list-item>
        <text:list-item>
          <text:p text:style-name="P1">git add README.md</text:p>
        </text:list-item>
        <text:list-item>
          <text:p text:style-name="P1">git commit -m "first commit"</text:p>
        </text:list-item>
        <text:list-item>
          <text:p text:style-name="P1">git branch -M main</text:p>
        </text:list-item>
        <text:list-item>
          <text:p text:style-name="P1">git remote add origin "url of the repository"</text:p>
        </text:list-item>
        <text:list-item>
          <text:p text:style-name="P1">git push -u origin main</text:p>
        </text:list-item>
        <text:list-item>
          <text:p text:style-name="P1">git config --global user.email "</text:p>
        </text:list-item>
        <text:list-item>
          <text:p text:style-name="P1">git config --global user.name "</text:p>
        </text:list-item>
      </text:list>
      <text:h text:style-name="P3" text:outline-level="3">Pushing the changes to the repository</text:h>
      <text:list xml:id="list3859140665963931304" text:style-name="L2">
        <text:list-item>
          <text:p text:style-name="P2">Create a data_exploration.py file</text:p>
        </text:list-item>
        <text:list-item>
          <text:p text:style-name="P2">Add code to the file</text:p>
        </text:list-item>
        <text:list-item>
          <text:p text:style-name="P2">git status</text:p>
        </text:list-item>
        <text:list-item>
          <text:p text:style-name="P2">git add data_exploration.py</text:p>
        </text:list-item>
        <text:list-item>
          <text:p text:style-name="P2">git commit -m "Add data exploration script"</text:p>
        </text:list-item>
        <text:list-item>
          <text:p text:style-name="P2">git push origin mai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gg sans" svg:font-family="'gg sans', 'Noto Sans', 'Helvetica Neue', Helvetica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5$Win32 OpenOffice.org_project/4115m2$Build-9813</meta:generator>
    <dc:date>2025-02-11T13:38:47.74</dc:date>
    <meta:document-statistic meta:table-count="0" meta:image-count="0" meta:object-count="0" meta:page-count="1" meta:paragraph-count="20" meta:word-count="132" meta:character-count="683"/>
    <dc:creator>Don ob</dc:creator>
    <meta:user-defined meta:name="Info 1"/>
    <meta:user-defined meta:name="Info 2"/>
    <meta:user-defined meta:name="Info 3"/>
    <meta:user-defined meta:name="Info 4"/>
  </office:meta>
</office:document-meta>
</file>